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.3591in"/>
    </style:style>
    <style:style style:name="co4" style:family="table-column">
      <style:table-column-properties fo:break-before="auto" style:column-width="1.3693in"/>
    </style:style>
    <style:style style:name="co5" style:family="table-column">
      <style:table-column-properties fo:break-before="auto" style:column-width="0.8173in"/>
    </style:style>
    <style:style style:name="co6" style:family="table-column">
      <style:table-column-properties fo:break-before="auto" style:column-width="2.37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ndividual.staffNumber</text:p>
          </table:table-cell>
          <table:table-cell office:value-type="string">
            <text:p>individual.stateID</text:p>
          </table:table-cell>
          <table:table-cell office:value-type="string">
            <text:p>individual.lastName</text:p>
          </table:table-cell>
          <table:table-cell office:value-type="string">
            <text:p>individual.firstName</text:p>
          </table:table-cell>
          <table:table-cell office:value-type="string">
            <text:p>username</text:p>
          </table:table-cell>
          <table:table-cell/>
        </table:table-row>
        <table:table-row table:style-name="ro1">
          <table:table-cell office:value-type="float" office:value="128061">
            <text:p>128061</text:p>
          </table:table-cell>
          <table:table-cell office:value-type="float" office:value="1950108587">
            <text:p>1950108587</text:p>
          </table:table-cell>
          <table:table-cell office:value-type="string">
            <text:p>Abell</text:p>
          </table:table-cell>
          <table:table-cell office:value-type="string">
            <text:p>Joshua</text:p>
          </table:table-cell>
          <table:table-cell office:value-type="string">
            <text:p>joshua.abell</text:p>
          </table:table-cell>
          <table:table-cell/>
        </table:table-row>
        <table:table-row table:style-name="ro1">
          <table:table-cell office:value-type="float" office:value="106361">
            <text:p>106361</text:p>
          </table:table-cell>
          <table:table-cell office:value-type="float" office:value="211001173">
            <text:p>211001173</text:p>
          </table:table-cell>
          <table:table-cell office:value-type="string">
            <text:p>O'Bryan</text:p>
          </table:table-cell>
          <table:table-cell office:value-type="string">
            <text:p>Todd</text:p>
          </table:table-cell>
          <table:table-cell office:value-type="string">
            <text:p>todd.obryan</text:p>
          </table:table-cell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09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09:31:04</meta:creation-date>
    <dc:date>2011-11-08T09:40:43</dc:date>
    <meta:editing-duration>PT9M39S</meta:editing-duration>
    <meta:editing-cycles>1</meta:editing-cycles>
    <meta:document-statistic meta:table-count="3" meta:cell-count="15" meta:object-count="0"/>
    <meta:generator>LibreOffice/3.4$Unix LibreOffice_project/340m1$Build-302</meta:generator>
  </office:meta>
</office:document-meta>
</file>